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sBinder.bindMatchers( ArgumentMatcherStorage argumentMatcherStorage , Invocation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ersBinder.validateMatchers( Invocation invocation , List &lt; LocalizedMatcher &gt; lastMatch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